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27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F"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 CALL FOR ALL DEMONS <text:s text:c="4"/></text:p>
          </table:table-cell>
          <table:table-cell office:value-type="string">
            <text:p>realbook1eb.pd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 CHILD IS BORN <text:s text:c="10"/></text:p>
          </table:table-cell>
          <table:table-cell office:value-type="string">
            <text:p>realbook1eb.pd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 FAMILY JOY <text:s text:c="13"/></text:p>
          </table:table-cell>
          <table:table-cell office:value-type="string">
            <text:p>realbook1eb.pd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 FINE ROMANCE <text:s text:c="11"/></text:p>
          </table:table-cell>
          <table:table-cell office:value-type="string">
            <text:p>realbook1eb.pd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 FOGGY DAY <text:s text:c="14"/></text:p>
          </table:table-cell>
          <table:table-cell office:value-type="string">
            <text:p>realbook1eb.pd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 NIGHT IN TUNISIA <text:s text:c="7"/></text:p>
          </table:table-cell>
          <table:table-cell office:value-type="string">
            <text:p>realbook1eb.pd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FRICAN FLOWER <text:s text:c="11"/></text:p>
          </table:table-cell>
          <table:table-cell office:value-type="string">
            <text:p>realbook1eb.pd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FRO BLUE <text:s text:c="16"/></text:p>
          </table:table-cell>
          <table:table-cell office:value-type="string">
            <text:p>realbook1eb.pdf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FTERNOON IN PARIS <text:s text:c="7"/></text:p>
          </table:table-cell>
          <table:table-cell office:value-type="string">
            <text:p>realbook1eb.pd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EGIN <text:s text:c="18"/></text:p>
          </table:table-cell>
          <table:table-cell office:value-type="string">
            <text:p>realbook1eb.pdf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LICE IN WONDERLAND <text:s text:c="6"/></text:p>
          </table:table-cell>
          <table:table-cell office:value-type="string">
            <text:p>realbook1eb.pdf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LL BLUES <text:s text:c="16"/></text:p>
          </table:table-cell>
          <table:table-cell office:value-type="string">
            <text:p>realbook1eb.pdf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LL IN LOVE IS FAIR <text:s text:c="6"/></text:p>
          </table:table-cell>
          <table:table-cell office:value-type="string">
            <text:p>realbook1eb.pd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LL MY TOMORROWS . <text:s text:c="7"/></text:p>
          </table:table-cell>
          <table:table-cell office:value-type="string">
            <text:p>realbook1eb.pd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LL OF ME <text:s text:c="16"/></text:p>
          </table:table-cell>
          <table:table-cell office:value-type="string">
            <text:p>realbook1eb.pdf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LL OF YOU <text:s text:c="15"/></text:p>
          </table:table-cell>
          <table:table-cell office:value-type="string">
            <text:p>realbook1eb.pd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LL THE THINGS YOU ARE <text:s text:c="3"/></text:p>
          </table:table-cell>
          <table:table-cell office:value-type="string">
            <text:p>realbook1eb.pdf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LONE TOGETHER <text:s text:c="11"/></text:p>
          </table:table-cell>
          <table:table-cell office:value-type="string">
            <text:p>realbook1eb.pdf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NA MARIA <text:s text:c="16"/></text:p>
          </table:table-cell>
          <table:table-cell office:value-type="string">
            <text:p>realbook1eb.pdf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ND NOW, THE QUEEN <text:s text:c="7"/></text:p>
          </table:table-cell>
          <table:table-cell office:value-type="string">
            <text:p>realbook1eb.pdf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ND ON THE THIRD DAY <text:s text:c="5"/></text:p>
          </table:table-cell>
          <table:table-cell office:value-type="string">
            <text:p>realbook1eb.pdf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NGEL EYES <text:s text:c="15"/></text:p>
          </table:table-cell>
          <table:table-cell office:value-type="string">
            <text:p>realbook1eb.pdf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NTHROPOLOGY <text:s text:c="13"/></text:p>
          </table:table-cell>
          <table:table-cell office:value-type="string">
            <text:p>realbook1eb.p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PRIL IN PARIS <text:s text:c="11"/></text:p>
          </table:table-cell>
          <table:table-cell office:value-type="string">
            <text:p>realbook1eb.pdf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PRIL JOY <text:s text:c="16"/></text:p>
          </table:table-cell>
          <table:table-cell office:value-type="string">
            <text:p>realbook1eb.pdf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RISE, HER EYES <text:s text:c="10"/></text:p>
          </table:table-cell>
          <table:table-cell office:value-type="string">
            <text:p>realbook1eb.pdf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RMAGEDDON <text:s text:c="15"/></text:p>
          </table:table-cell>
          <table:table-cell office:value-type="string">
            <text:p>realbook1eb.pdf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ROUND AGIN <text:s text:c="14"/></text:p>
          </table:table-cell>
          <table:table-cell office:value-type="string">
            <text:p>realbook1eb.pdf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S TIME GOES BY <text:s text:c="10"/></text:p>
          </table:table-cell>
          <table:table-cell office:value-type="string">
            <text:p>realbook1eb.pdf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U PRIVAVE <text:s text:c="15"/></text:p>
          </table:table-cell>
          <table:table-cell office:value-type="string">
            <text:p>realbook1eb.pdf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UTUMN IN NEW YORK <text:s text:c="7"/></text:p>
          </table:table-cell>
          <table:table-cell office:value-type="string">
            <text:p>realbook1eb.pdf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UTUMN LEAVES <text:s text:c="12"/></text:p>
          </table:table-cell>
          <table:table-cell office:value-type="string">
            <text:p>realbook1eb.pdf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BALLET <text:s text:c="19"/></text:p>
          </table:table-cell>
          <table:table-cell office:value-type="string">
            <text:p>realbook1eb.pdf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ATTERIE <text:s text:c="17"/></text:p>
          </table:table-cell>
          <table:table-cell office:value-type="string">
            <text:p>realbook1eb.pdf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BEAUTIFUL LOVE <text:s text:c="11"/></text:p>
          </table:table-cell>
          <table:table-cell office:value-type="string">
            <text:p>realbook1eb.pdf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BEAUTY AND THE BEAST <text:s text:c="5"/></text:p>
          </table:table-cell>
          <table:table-cell office:value-type="string">
            <text:p>realbook1eb.pdf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BENEATH IT ALL <text:s text:c="11"/></text:p>
          </table:table-cell>
          <table:table-cell office:value-type="string">
            <text:p>realbook1eb.pdf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BESSIE'S BLUES <text:s text:c="11"/></text:p>
          </table:table-cell>
          <table:table-cell office:value-type="string">
            <text:p>realbook1eb.pdf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WITCHED <text:s text:c="16"/></text:p>
          </table:table-cell>
          <table:table-cell office:value-type="string">
            <text:p>realbook1eb.pdf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IG NICK <text:s text:c="17"/></text:p>
          </table:table-cell>
          <table:table-cell office:value-type="string">
            <text:p>realbook1eb.pdf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BITTER SUITE IN THE OZONE </text:p>
          </table:table-cell>
          <table:table-cell office:value-type="string">
            <text:p>realbook1eb.pdf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BLACK DIAMOND <text:s text:c="12"/></text:p>
          </table:table-cell>
          <table:table-cell office:value-type="string">
            <text:p>realbook1eb.pdf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BLACK NARCISSUS <text:s text:c="10"/></text:p>
          </table:table-cell>
          <table:table-cell office:value-type="string">
            <text:p>realbook1eb.pdf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LACK NILE <text:s text:c="15"/></text:p>
          </table:table-cell>
          <table:table-cell office:value-type="string">
            <text:p>realbook1eb.pdf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LACK ORPHEUS <text:s text:c="12"/></text:p>
          </table:table-cell>
          <table:table-cell office:value-type="string">
            <text:p>realbook1eb.pdf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BLESSED RELIEF <text:s text:c="11"/></text:p>
          </table:table-cell>
          <table:table-cell office:value-type="string">
            <text:p>realbook1eb.pd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BLUE BOSSA <text:s text:c="15"/></text:p>
          </table:table-cell>
          <table:table-cell office:value-type="string">
            <text:p>realbook1eb.pdf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BLUE COMEDY <text:s text:c="14"/></text:p>
          </table:table-cell>
          <table:table-cell office:value-type="string">
            <text:p>realbook1eb.pd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LUE IN GREEN <text:s text:c="12"/></text:p>
          </table:table-cell>
          <table:table-cell office:value-type="string">
            <text:p>realbook1eb.pdf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BLUE MONK <text:s text:c="16"/></text:p>
          </table:table-cell>
          <table:table-cell office:value-type="string">
            <text:p>realbook1eb.pdf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BLUE ROOM <text:s text:c="16"/></text:p>
          </table:table-cell>
          <table:table-cell office:value-type="string">
            <text:p>realbook1eb.pdf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BLUE SETTE <text:s text:c="15"/></text:p>
          </table:table-cell>
          <table:table-cell office:value-type="string">
            <text:p>realbook1eb.pdf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LUES FOR ALICE <text:s text:c="10"/></text:p>
          </table:table-cell>
          <table:table-cell office:value-type="string">
            <text:p>realbook1eb.pdf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BLUE TRANE <text:s text:c="14"/></text:p>
          </table:table-cell>
          <table:table-cell office:value-type="string">
            <text:p>realbook1eb.pdf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BODY &amp; SOUL <text:s text:c="13"/></text:p>
          </table:table-cell>
          <table:table-cell office:value-type="string">
            <text:p>realbook1eb.pdf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BOPLICITY <text:s text:c="15"/></text:p>
          </table:table-cell>
          <table:table-cell office:value-type="string">
            <text:p>realbook1eb.pdf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BOSTON MARATHON <text:s text:c="9"/></text:p>
          </table:table-cell>
          <table:table-cell office:value-type="string">
            <text:p>realbook1eb.pdf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BRAINVILLE <text:s text:c="14"/></text:p>
          </table:table-cell>
          <table:table-cell office:value-type="string">
            <text:p>realbook1eb.pdf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BRIGHT SIZE LIFE <text:s text:c="8"/></text:p>
          </table:table-cell>
          <table:table-cell office:value-type="string">
            <text:p>realbook1eb.pdf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BROADWAY BLUES <text:s text:c="10"/></text:p>
          </table:table-cell>
          <table:table-cell office:value-type="string">
            <text:p>realbook1eb.pdf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BROWNOUT <text:s text:c="16"/></text:p>
          </table:table-cell>
          <table:table-cell office:value-type="string">
            <text:p>realbook1eb.pdf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BUT BEAUTIFUL <text:s text:c="11"/></text:p>
          </table:table-cell>
          <table:table-cell office:value-type="string">
            <text:p>realbook1eb.pdf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NYON SONG <text:s text:c="13"/></text:p>
          </table:table-cell>
          <table:table-cell office:value-type="string">
            <text:p>realbook1eb.pdf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APTAIN MARVEL <text:s text:c="10"/></text:p>
          </table:table-cell>
          <table:table-cell office:value-type="string">
            <text:p>realbook1eb.pdf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ENTRAL PARK WEST <text:s text:c="7"/></text:p>
          </table:table-cell>
          <table:table-cell office:value-type="string">
            <text:p>realbook1eb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EORA <text:s text:c="19"/></text:p>
          </table:table-cell>
          <table:table-cell office:value-type="string">
            <text:p>realbook1eb.pdf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string">
            <text:p>CHEGA DE SAUDADE <text:s/><text:span text:style-name="T1">(NO MORE BLUES) <text:s text:c="5"/></text:span></text:p>
          </table:table-cell>
          <table:table-cell office:value-type="string">
            <text:p>realbook1eb.pdf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HELSEA BRIDGE <text:s text:c="10"/></text:p>
          </table:table-cell>
          <table:table-cell office:value-type="string">
            <text:p>realbook1eb.pdf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HEROKEE <text:s text:c="16"/></text:p>
          </table:table-cell>
          <table:table-cell office:value-type="string">
            <text:p>realbook1eb.pdf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HICKEN FEATHERS <text:s text:c="8"/></text:p>
          </table:table-cell>
          <table:table-cell office:value-type="string">
            <text:p>realbook1eb.pdf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HIPPIE <text:s text:c="17"/></text:p>
          </table:table-cell>
          <table:table-cell office:value-type="string">
            <text:p>realbook1eb.pdf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HILDREN'S SONG <text:s text:c="9"/></text:p>
          </table:table-cell>
          <table:table-cell office:value-type="string">
            <text:p>realbook1eb.pdf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OMO EN VIETNAM <text:s text:c="9"/></text:p>
          </table:table-cell>
          <table:table-cell office:value-type="string">
            <text:p>realbook1eb.pdf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OME SUNDAY <text:s text:c="13"/></text:p>
          </table:table-cell>
          <table:table-cell office:value-type="string">
            <text:p>realbook1eb.pd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ON ALMA <text:s text:c="16"/></text:p>
          </table:table-cell>
          <table:table-cell office:value-type="string">
            <text:p>realbook1eb.pdf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NCEPTION <text:s text:c="14"/></text:p>
          </table:table-cell>
          <table:table-cell office:value-type="string">
            <text:p>realbook1eb.pdf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CONFERENCE OF THE <text:span text:style-name="T1">BIRDS</text:span></text:p>
          </table:table-cell>
          <table:table-cell office:value-type="string">
            <text:p>realbook1eb.pd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NFIRMATION <text:s text:c="12"/></text:p>
          </table:table-cell>
          <table:table-cell office:value-type="string">
            <text:p>realbook1eb.pdf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RAL <text:s text:c="19"/></text:p>
          </table:table-cell>
          <table:table-cell office:value-type="string">
            <text:p>realbook1eb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ROCOVADO <text:s text:c="14"/></text:p>
          </table:table-cell>
          <table:table-cell office:value-type="string">
            <text:p>realbook1eb.pdf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TTONTAIL <text:s text:c="14"/></text:p>
          </table:table-cell>
          <table:table-cell office:value-type="string">
            <text:p>realbook1eb.pdf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ULD IT BE YOU <text:s text:c="9"/></text:p>
          </table:table-cell>
          <table:table-cell office:value-type="string">
            <text:p>realbook1eb.pdf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UNTDOWN <text:s text:c="15"/></text:p>
          </table:table-cell>
          <table:table-cell office:value-type="string">
            <text:p>realbook1eb.pdf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UNTRY ROADS <text:s text:c="11"/></text:p>
          </table:table-cell>
          <table:table-cell office:value-type="string">
            <text:p>realbook1eb.pdf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RESCENT <text:s text:c="16"/></text:p>
          </table:table-cell>
          <table:table-cell office:value-type="string">
            <text:p>realbook1eb.pdf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RYSTAL SILENCE <text:s text:c="9"/></text:p>
          </table:table-cell>
          <table:table-cell office:value-type="string">
            <text:p>realbook1eb.pdf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DAAHOUD <text:s text:c="17"/></text:p>
          </table:table-cell>
          <table:table-cell office:value-type="string">
            <text:p>realbook1eb.pdf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DANCING ON THE CEILING <text:s text:c="2"/></text:p>
          </table:table-cell>
          <table:table-cell office:value-type="string">
            <text:p>realbook1eb.pdf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DARN THAT DREAM <text:s text:c="9"/></text:p>
          </table:table-cell>
          <table:table-cell office:value-type="string">
            <text:p>realbook1eb.pdf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DAYS &amp; NIGHTS WAITING <text:s text:c="3"/></text:p>
          </table:table-cell>
          <table:table-cell office:value-type="string">
            <text:p>realbook1eb.pdf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 DAYS OF WINE &amp; ROSES </text:p>
          </table:table-cell>
          <table:table-cell office:value-type="string">
            <text:p>realbook1eb.pdf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DAY WAVES <text:s text:c="15"/></text:p>
          </table:table-cell>
          <table:table-cell office:value-type="string">
            <text:p>realbook1eb.pdf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DEARLY BELOVED <text:s text:c="10"/></text:p>
          </table:table-cell>
          <table:table-cell office:value-type="string">
            <text:p>realbook1eb.pdf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DEAR OLD STOCKHOLM <text:s text:c="6"/></text:p>
          </table:table-cell>
          <table:table-cell office:value-type="string">
            <text:p>realbook1eb.pdf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LORES <text:s text:c="17"/></text:p>
          </table:table-cell>
          <table:table-cell office:value-type="string">
            <text:p>realbook1eb.pdf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ELUGE <text:s text:c="18"/></text:p>
          </table:table-cell>
          <table:table-cell office:value-type="string">
            <text:p>realbook1eb.pdf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DE POIS DO AMOR 0 VAZIS <text:s/></text:p>
          </table:table-cell>
          <table:table-cell office:value-type="string">
            <text:p>realbook1eb.pdf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ESAFINADO <text:s text:c="14"/></text:p>
          </table:table-cell>
          <table:table-cell office:value-type="string">
            <text:p>realbook1eb.pdf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ESERT AIR <text:s text:c="14"/></text:p>
          </table:table-cell>
          <table:table-cell office:value-type="string">
            <text:p>realbook1eb.pdf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DEXTERITY <text:s text:c="15"/></text:p>
          </table:table-cell>
          <table:table-cell office:value-type="string">
            <text:p>realbook1eb.pdf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DJANGO <text:s text:c="18"/></text:p>
          </table:table-cell>
          <table:table-cell office:value-type="string">
            <text:p>realbook1eb.pdf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DOIN' THE PIG <text:s text:c="11"/></text:p>
          </table:table-cell>
          <table:table-cell office:value-type="string">
            <text:p>realbook1eb.pdf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THE DOLPHIN <text:s text:c="13"/></text:p>
          </table:table-cell>
          <table:table-cell office:value-type="string">
            <text:p>realbook1eb.pdf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DOLPHIN DANCE <text:s text:c="11"/></text:p>
          </table:table-cell>
          <table:table-cell office:value-type="string">
            <text:p>realbook1eb.pdf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DOMINO BISCUIT <text:s text:c="10"/></text:p>
          </table:table-cell>
          <table:table-cell office:value-type="string">
            <text:p>realbook1eb.pdf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DONNA LEE <text:s text:c="15"/></text:p>
          </table:table-cell>
          <table:table-cell office:value-type="string">
            <text:p>realbook1eb.pdf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DON'T BLAME ME <text:s text:c="10"/></text:p>
          </table:table-cell>
          <table:table-cell office:value-type="string">
            <text:p>realbook1eb.pdf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DONT'T GEV-AROUND MUCH <text:span text:style-name="T1">ANYMORE</text:span></text:p>
          </table:table-cell>
          <table:table-cell office:value-type="string">
            <text:p>realbook1eb.pdf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THE DUKE <text:s text:c="16"/></text:p>
          </table:table-cell>
          <table:table-cell office:value-type="string">
            <text:p>realbook1eb.pdf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12-4 2-4/DUPLICITIES <text:s text:c="4"/></text:p>
          </table:table-cell>
          <table:table-cell office:value-type="string">
            <text:p>realbook1eb.pdf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ASY LIVING <text:s text:c="13"/></text:p>
          </table:table-cell>
          <table:table-cell office:value-type="string">
            <text:p>realbook1eb.pdf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EASY TO LOVE <text:s text:c="12"/></text:p>
          </table:table-cell>
          <table:table-cell office:value-type="string">
            <text:p>realbook1eb.pdf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ECCLUSICISTICS <text:s text:c="10"/></text:p>
          </table:table-cell>
          <table:table-cell office:value-type="string">
            <text:p>realbook1eb.pdf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EIDERDOWN <text:s text:c="15"/></text:p>
          </table:table-cell>
          <table:table-cell office:value-type="string">
            <text:p>realbook1eb.pdf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EIGHT-ONE <text:s text:c="15"/></text:p>
          </table:table-cell>
          <table:table-cell office:value-type="string">
            <text:p>realbook1eb.pdf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EL GAUCRo <text:s text:c="15"/></text:p>
          </table:table-cell>
          <table:table-cell office:value-type="string">
            <text:p>realbook1eb.pdf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ELIZETTE <text:s text:c="16"/></text:p>
          </table:table-cell>
          <table:table-cell office:value-type="string">
            <text:p>realbook1eb.pdf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EMPATHY - <text:s text:c="15"/></text:p>
          </table:table-cell>
          <table:table-cell office:value-type="string">
            <text:p>realbook1eb.pdf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EPISTROPH/ <text:s text:c="14"/></text:p>
          </table:table-cell>
          <table:table-cell office:value-type="string">
            <text:p>realbook1eb.pdf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EQUINOX <text:s text:c="17"/></text:p>
          </table:table-cell>
          <table:table-cell office:value-type="string">
            <text:p>realbook1eb.pdf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EQUIPOISE <text:s text:c="15"/></text:p>
          </table:table-cell>
          <table:table-cell office:value-type="string">
            <text:p>realbook1eb.pdf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E.S.P. <text:s text:c="18"/></text:p>
          </table:table-cell>
          <table:table-cell office:value-type="string">
            <text:p>realbook1eb.pdf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EXCERCIZE #3 <text:s text:c="13"/></text:p>
          </table:table-cell>
          <table:table-cell office:value-type="string">
            <text:p>realbook1eb.pdf</text:p>
          </table:table-cell>
          <table:table-cell office:value-type="float" office:value="134">
            <text:p>134</text:p>
          </table:table-cell>
        </table:table-row>
        <table:table-row table:style-name="ro3">
          <table:table-cell table:style-name="ce1" office:value-type="string">
            <text:p><text:span text:style-name="T1">EXCERCIZE</text:span><text:span text:style-name="T2"> #6 <text:s text:c="13"/></text:span></text:p>
          </table:table-cell>
          <table:table-cell office:value-type="string">
            <text:p>realbook1eb.pdf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FABLES OF FAUBUS <text:s text:c="8"/></text:p>
          </table:table-cell>
          <table:table-cell office:value-type="string">
            <text:p>realbook1eb.pdf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FALL <text:s text:c="20"/></text:p>
          </table:table-cell>
          <table:table-cell office:value-type="string">
            <text:p>realbook1eb.pdf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FALLING GRACE <text:s text:c="11"/></text:p>
          </table:table-cell>
          <table:table-cell office:value-type="string">
            <text:p>realbook1eb.pdf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FALLING IN LOVE WITH LOVE</text:p>
          </table:table-cell>
          <table:table-cell office:value-type="string">
            <text:p>realbook1eb.pdf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FEE-FI-FO-FUM <text:s text:c="11"/></text:p>
          </table:table-cell>
          <table:table-cell office:value-type="string">
            <text:p>realbook1eb.pdf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THE FIELDS WE KNOW <text:s text:c="6"/></text:p>
          </table:table-cell>
          <table:table-cell office:value-type="string">
            <text:p>realbook1eb.pdf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500 MILES HIGH <text:s text:c="10"/></text:p>
          </table:table-cell>
          <table:table-cell office:value-type="string">
            <text:p>realbook1eb.pdf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502 BLUES <text:s text:c="15"/></text:p>
          </table:table-cell>
          <table:table-cell office:value-type="string">
            <text:p>realbook1eb.pdf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FLAGS <text:s text:c="19"/></text:p>
          </table:table-cell>
          <table:table-cell office:value-type="string">
            <text:p>realbook1eb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FOOTPRINTS <text:s text:c="14"/></text:p>
          </table:table-cell>
          <table:table-cell office:value-type="string">
            <text:p>realbook1eb.pdf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FOREST FLOWER <text:s text:c="11"/></text:p>
          </table:table-cell>
          <table:table-cell office:value-type="string">
            <text:p>realbook1eb.pdf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FOR HEAVEN'S SAKE <text:s text:c="7"/></text:p>
          </table:table-cell>
          <table:table-cell office:value-type="string">
            <text:p>realbook1eb.pdf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FOUR <text:s text:c="20"/></text:p>
          </table:table-cell>
          <table:table-cell office:value-type="string">
            <text:p>realbook1eb.pdf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FOUR ON SIX <text:s text:c="13"/></text:p>
          </table:table-cell>
          <table:table-cell office:value-type="string">
            <text:p>realbook1eb.pdf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OUR,WINDS <text:s text:c="14"/></text:p>
          </table:table-cell>
          <table:table-cell office:value-type="string">
            <text:p>realbook1eb.pdf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FREDDIE THE FREELOADER <text:s text:c="2"/></text:p>
          </table:table-cell>
          <table:table-cell office:value-type="string">
            <text:p>realbook1eb.pdf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FREEDOM JAZZ DANCE <text:s text:c="6"/></text:p>
          </table:table-cell>
          <table:table-cell office:value-type="string">
            <text:p>realbook1eb.pdf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GARY'S WALTZ <text:s text:c="12"/></text:p>
          </table:table-cell>
          <table:table-cell office:value-type="string">
            <text:p>realbook1eb.pdf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GEMINI <text:s text:c="18"/></text:p>
          </table:table-cell>
          <table:table-cell office:value-type="string">
            <text:p>realbook1eb.pdf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GENTLE RAIN <text:s text:c="13"/></text:p>
          </table:table-cell>
          <table:table-cell office:value-type="string">
            <text:p>realbook1eb.pdf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GIANT STEPS <text:s text:c="13"/></text:p>
          </table:table-cell>
          <table:table-cell office:value-type="string">
            <text:p>realbook1eb.pdf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THE GIRL FROM IPANEMA <text:s text:c="3"/></text:p>
          </table:table-cell>
          <table:table-cell office:value-type="string">
            <text:p>realbook1eb.pdf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GLORIA'S STEP <text:s text:c="10"/></text:p>
          </table:table-cell>
          <table:table-cell office:value-type="string">
            <text:p>realbook1eb.pdf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GOD BLESS THE CHILD <text:s text:c="4"/></text:p>
          </table:table-cell>
          <table:table-cell office:value-type="string">
            <text:p>realbook1eb.pdf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GOODBYE PORK PIE HAT <text:s text:c="3"/></text:p>
          </table:table-cell>
          <table:table-cell office:value-type="string">
            <text:p>realbook1eb.pdf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GRAND CENTRAL <text:s text:c="10"/></text:p>
          </table:table-cell>
          <table:table-cell office:value-type="string">
            <text:p>realbook1eb.pdf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GREEN DOLPHIN STREET <text:s text:c="3"/></text:p>
          </table:table-cell>
          <table:table-cell office:value-type="string">
            <text:p>realbook1eb.pdf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G'ROOVIN' HIGH <text:s text:c="9"/></text:p>
          </table:table-cell>
          <table:table-cell office:value-type="string">
            <text:p>realbook1eb.pdf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HALF NELSON <text:s text:c="12"/></text:p>
          </table:table-cell>
          <table:table-cell office:value-type="string">
            <text:p>realbook1eb.pdf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HASSAN'S DREAM <text:s text:c="9"/></text:p>
          </table:table-cell>
          <table:table-cell office:value-type="string">
            <text:p>realbook1eb.pdf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HAVE YOU MET MISS JONES </text:p>
          </table:table-cell>
          <table:table-cell office:value-type="string">
            <text:p>realbook1eb.pdf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HEAVEN <text:s text:c="17"/></text:p>
          </table:table-cell>
          <table:table-cell office:value-type="string">
            <text:p>realbook1eb.pdf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HELLO, YOUNG LOVERS <text:s text:c="4"/></text:p>
          </table:table-cell>
          <table:table-cell office:value-type="string">
            <text:p>realbook1eb.pdf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HENNIGER FLATS <text:s text:c="9"/></text:p>
          </table:table-cell>
          <table:table-cell office:value-type="string">
            <text:p>realbook1eb.pdf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HERE'S THAT RAINY DAY <text:s text:c="2"/></text:p>
          </table:table-cell>
          <table:table-cell office:value-type="string">
            <text:p>realbook1eb.pdf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HEY THERE <text:s text:c="14"/></text:p>
          </table:table-cell>
          <table:table-cell office:value-type="string">
            <text:p>realbook1eb.pdf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HOLD OUT YOUR HAND <text:s text:c="5"/></text:p>
          </table:table-cell>
          <table:table-cell office:value-type="string">
            <text:p>realbook1eb.pdf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HONEYSUCKLE ROSE <text:s text:c="7"/></text:p>
          </table:table-cell>
          <table:table-cell office:value-type="string">
            <text:p>realbook1eb.pdf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HOUSE OF JADE <text:s text:c="10"/></text:p>
          </table:table-cell>
          <table:table-cell office:value-type="string">
            <text:p>realbook1eb.pdf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HOW HIGH THE MOON <text:s text:c="6"/></text:p>
          </table:table-cell>
          <table:table-cell office:value-type="string">
            <text:p>realbook1eb.pdf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HOW INSENSITIVE <text:s text:c="8"/></text:p>
          </table:table-cell>
          <table:table-cell office:value-type="string">
            <text:p>realbook1eb.pdf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HOW MY HEART SINGS <text:s text:c="5"/></text:p>
          </table:table-cell>
          <table:table-cell office:value-type="string">
            <text:p>realbook1eb.pdf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I CAN'T GET STARTED <text:s text:c="4"/></text:p>
          </table:table-cell>
          <table:table-cell office:value-type="string">
            <text:p>realbook1eb.pdf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I COULD WRITE A BOOK <text:s text:c="3"/></text:p>
          </table:table-cell>
          <table:table-cell office:value-type="string">
            <text:p>realbook1eb.pdf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<text:s/>I GOT IT BAD <text:s text:c="10"/></text:p>
          </table:table-cell>
          <table:table-cell office:value-type="string">
            <text:p>realbook1eb.pdf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<text:s/>I LET A SONG GO OUT OF MY HEART</text:p>
          </table:table-cell>
          <table:table-cell office:value-type="string">
            <text:p>realbook1eb.pdf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<text:s/>I LOVE YOU <text:s text:c="12"/></text:p>
          </table:table-cell>
          <table:table-cell office:value-type="string">
            <text:p>realbook1eb.pdf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<text:s/>I MEAN YOU <text:s text:c="12"/></text:p>
          </table:table-cell>
          <table:table-cell office:value-type="string">
            <text:p>realbook1eb.pdf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<text:s/>I REMEMBER CLIFFORD <text:s text:c="3"/></text:p>
          </table:table-cell>
          <table:table-cell office:value-type="string">
            <text:p>realbook1eb.pdf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<text:s/>I SHOULD CARE <text:s text:c="9"/></text:p>
          </table:table-cell>
          <table:table-cell office:value-type="string">
            <text:p>realbook1eb.pdf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<text:s/>ICARUS <text:s text:c="16"/></text:p>
          </table:table-cell>
          <table:table-cell office:value-type="string">
            <text:p>realbook1eb.pdf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<text:s/>IF YOU NEVER COME TO ME</text:p>
          </table:table-cell>
          <table:table-cell office:value-type="string">
            <text:p>realbook1eb.pdf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<text:s/>I'LL REMEMBER APRIL <text:s text:c="3"/></text:p>
          </table:table-cell>
          <table:table-cell office:value-type="string">
            <text:p>realbook1eb.pdf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<text:s/>I'M ALL SMILES <text:s text:c="8"/></text:p>
          </table:table-cell>
          <table:table-cell office:value-type="string">
            <text:p>realbook1eb.pdf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<text:s/>IMPRESSIONS <text:s text:c="11"/></text:p>
          </table:table-cell>
          <table:table-cell office:value-type="string">
            <text:p>realbook1eb.pdf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<text:s/>I'M YOUR PAL <text:s text:c="10"/></text:p>
          </table:table-cell>
          <table:table-cell office:value-type="string">
            <text:p>realbook1eb.pdf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<text:s/>IN A MELLOW TONE <text:s text:c="6"/></text:p>
          </table:table-cell>
          <table:table-cell office:value-type="string">
            <text:p>realbook1eb.pdf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<text:s/>IN A SENTIMENTAL MOOD <text:s/></text:p>
          </table:table-cell>
          <table:table-cell office:value-type="string">
            <text:p>realbook1eb.pdf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<text:s/>INCHWORM <text:s text:c="14"/></text:p>
          </table:table-cell>
          <table:table-cell office:value-type="string">
            <text:p>realbook1eb.pdf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<text:s/>INDIAN LADY <text:s text:c="11"/></text:p>
          </table:table-cell>
          <table:table-cell office:value-type="string">
            <text:p>realbook1eb.pdf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<text:s/>INNER URGE <text:s text:c="12"/></text:p>
          </table:table-cell>
          <table:table-cell office:value-type="string">
            <text:p>realbook1eb.pdf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<text:s/>INTERPLAY <text:s text:c="13"/></text:p>
          </table:table-cell>
          <table:table-cell office:value-type="string">
            <text:p>realbook1eb.pdf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INTREPID FOX <text:s text:c="10"/></text:p>
          </table:table-cell>
          <table:table-cell office:value-type="string">
            <text:p>realbook1eb.pdf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INVITATION <text:s text:c="12"/></text:p>
          </table:table-cell>
          <table:table-cell office:value-type="string">
            <text:p>realbook1eb.pdf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<text:s/>IN YOUR OWN SWEET WAY <text:s/></text:p>
          </table:table-cell>
          <table:table-cell office:value-type="string">
            <text:p>realbook1eb.pdf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<text:s/>IN YOUR QUIET PLACE <text:s text:c="3"/></text:p>
          </table:table-cell>
          <table:table-cell office:value-type="string">
            <text:p>realbook1eb.pdf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<text:s/>IRIS <text:s text:c="18"/></text:p>
          </table:table-cell>
          <table:table-cell office:value-type="string">
            <text:p>realbook1eb.pdf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<text:s/>ISN'T IT ROMANTIC? <text:s text:c="4"/></text:p>
          </table:table-cell>
          <table:table-cell office:value-type="string">
            <text:p>realbook1eb.pdf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<text:s/>ISOTOPE <text:s text:c="15"/></text:p>
          </table:table-cell>
          <table:table-cell office:value-type="string">
            <text:p>realbook1eb.pdf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<text:s/>ISRAEL <text:s text:c="16"/></text:p>
          </table:table-cell>
          <table:table-cell office:value-type="string">
            <text:p>realbook1eb.pdf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IT DON'T MEAN A THING <text:s text:c="6"/></text:p>
          </table:table-cell>
          <table:table-cell office:value-type="string">
            <text:p>realbook1eb.pdf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IT'S A RAGGY WALTZ <text:s text:c="9"/></text:p>
          </table:table-cell>
          <table:table-cell office:value-type="string">
            <text:p>realbook1eb.pdf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JELLY ROLL <text:s text:c="17"/></text:p>
          </table:table-cell>
          <table:table-cell office:value-type="string">
            <text:p>realbook1eb.pdf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JINRIKISHA <text:s text:c="17"/></text:p>
          </table:table-cell>
          <table:table-cell office:value-type="string">
            <text:p>realbook1eb.pdf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JORDU <text:s text:c="19"/></text:p>
          </table:table-cell>
          <table:table-cell office:value-type="string">
            <text:p>realbook1eb.pdf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JOURNEY TO RECIFE <text:s text:c="10"/></text:p>
          </table:table-cell>
          <table:table-cell office:value-type="string">
            <text:p>realbook1eb.pdf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JOY SPRING <text:s text:c="17"/></text:p>
          </table:table-cell>
          <table:table-cell office:value-type="string">
            <text:p>realbook1eb.pdf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JU-JU <text:s text:c="21"/></text:p>
          </table:table-cell>
          <table:table-cell office:value-type="string">
            <text:p>realbook1eb.pdf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JUST FRIENDS <text:s text:c="12"/></text:p>
          </table:table-cell>
          <table:table-cell office:value-type="string">
            <text:p>realbook1eb.pdf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LADY BIRD <text:s text:c="18"/></text:p>
          </table:table-cell>
          <table:table-cell office:value-type="string">
            <text:p>realbook1eb.pdf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LAMENT <text:s text:c="21"/></text:p>
          </table:table-cell>
          <table:table-cell office:value-type="string">
            <text:p>realbook1eb.pdf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<text:s/>LAS VEGAS TANGO <text:s text:c="11"/></text:p>
          </table:table-cell>
          <table:table-cell office:value-type="string">
            <text:p>realbook1eb.pdf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<text:s/>LAZYBIRD <text:s text:c="18"/></text:p>
          </table:table-cell>
          <table:table-cell office:value-type="string">
            <text:p>realbook1eb.pdf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<text:s/>LIE AWAKE <text:s text:c="17"/></text:p>
          </table:table-cell>
          <table:table-cell office:value-type="string">
            <text:p>realbook1eb.pdf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<text:s/>LIKE SOMEONE IN LOVE <text:s text:c="6"/></text:p>
          </table:table-cell>
          <table:table-cell office:value-type="string">
            <text:p>realbook1eb.pdf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<text:s/>LIMEHOUSE BLUES <text:s text:c="11"/></text:p>
          </table:table-cell>
          <table:table-cell office:value-type="string">
            <text:p>realbook1eb.pdf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<text:s/>LITHA <text:s text:c="21"/></text:p>
          </table:table-cell>
          <table:table-cell office:value-type="string">
            <text:p>realbook1eb.pdf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<text:s/>LITTLE B'S POEM <text:s text:c="11"/></text:p>
          </table:table-cell>
          <table:table-cell office:value-type="string">
            <text:p>realbook1eb.pdf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<text:s/>LITTLE NILES <text:s text:c="14"/></text:p>
          </table:table-cell>
          <table:table-cell office:value-type="string">
            <text:p>realbook1eb.pdf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<text:s/>LITTLE WALTZ <text:s text:c="14"/></text:p>
          </table:table-cell>
          <table:table-cell office:value-type="string">
            <text:p>realbook1eb.pdf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<text:s/>LONG AGO AND FAR AWAY <text:s text:c="5"/></text:p>
          </table:table-cell>
          <table:table-cell office:value-type="string">
            <text:p>realbook1eb.pdf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<text:s/>'LONG AS YOU KNOW YOU'RE LIVING YOURS</text:p>
          </table:table-cell>
          <table:table-cell office:value-type="string">
            <text:p>realbook1eb.pdf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<text:s/>LONNIE'S LAMENT <text:s text:c="11"/></text:p>
          </table:table-cell>
          <table:table-cell office:value-type="string">
            <text:p>realbook1eb.pdf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<text:s/>LOOK TO THE SKY <text:s text:c="11"/></text:p>
          </table:table-cell>
          <table:table-cell office:value-type="string">
            <text:p>realbook1eb.pdf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<text:s/>LUCKY SOUTHERN <text:s text:c="12"/></text:p>
          </table:table-cell>
          <table:table-cell office:value-type="string">
            <text:p>realbook1eb.pdf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LULLABY OF BIRDLAND <text:s text:c="7"/></text:p>
          </table:table-cell>
          <table:table-cell office:value-type="string">
            <text:p>realbook1eb.pdf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<text:s/>LUSH LIFE <text:s text:c="17"/></text:p>
          </table:table-cell>
          <table:table-cell office:value-type="string">
            <text:p>realbook1eb.pdf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<text:s/>THE MAGICIAN IN YOU <text:s text:c="7"/></text:p>
          </table:table-cell>
          <table:table-cell office:value-type="string">
            <text:p>realbook1eb.pdf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<text:s/>MAHJONG <text:s text:c="19"/></text:p>
          </table:table-cell>
          <table:table-cell office:value-type="string">
            <text:p>realbook1eb.pdf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<text:s/>MAIDEN VOYAGE <text:s text:c="13"/></text:p>
          </table:table-cell>
          <table:table-cell office:value-type="string">
            <text:p>realbook1eb.pdf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<text:s/>MAY DANCE <text:s text:c="17"/></text:p>
          </table:table-cell>
          <table:table-cell office:value-type="string">
            <text:p>realbook1eb.pdf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<text:s/>MEDITATION <text:s text:c="16"/></text:p>
          </table:table-cell>
          <table:table-cell office:value-type="string">
            <text:p>realbook1eb.pdf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<text:s/>MEMORIES OF TOMORROW <text:s text:c="6"/></text:p>
          </table:table-cell>
          <table:table-cell office:value-type="string">
            <text:p>realbook1eb.pdf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<text:s/>MEMPHIS UNDERGROUND <text:s text:c="7"/></text:p>
          </table:table-cell>
          <table:table-cell office:value-type="string">
            <text:p>realbook1eb.pdf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<text:s/>MEVLEVIA <text:s text:c="18"/></text:p>
          </table:table-cell>
          <table:table-cell office:value-type="string">
            <text:p>realbook1eb.pdf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<text:s/>MICHELLE <text:s text:c="18"/></text:p>
          </table:table-cell>
          <table:table-cell office:value-type="string">
            <text:p>realbook1eb.pdf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<text:s/>MIDNIGHT MOOD <text:s text:c="13"/></text:p>
          </table:table-cell>
          <table:table-cell office:value-type="string">
            <text:p>realbook1eb.pdf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<text:s/>MILANO <text:s text:c="20"/></text:p>
          </table:table-cell>
          <table:table-cell office:value-type="string">
            <text:p>realbook1eb.pdf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<text:s/>MINORITY <text:s text:c="18"/></text:p>
          </table:table-cell>
          <table:table-cell office:value-type="string">
            <text:p>realbook1eb.pdf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<text:s/>MR. P.C. <text:s text:c="18"/></text:p>
          </table:table-cell>
          <table:table-cell office:value-type="string">
            <text:p>realbook1eb.pdf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<text:s/>MISTY <text:s text:c="21"/></text:p>
          </table:table-cell>
          <table:table-cell office:value-type="string">
            <text:p>realbook1eb.pdf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<text:s/>MOLTEN GLASS <text:s text:c="14"/></text:p>
          </table:table-cell>
          <table:table-cell office:value-type="string">
            <text:p>realbook1eb.pdf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<text:s/>MOMENTS NOTICE <text:s text:c="12"/></text:p>
          </table:table-cell>
          <table:table-cell office:value-type="string">
            <text:p>realbook1eb.pdf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<text:s/>MONTAGE <text:s text:c="19"/></text:p>
          </table:table-cell>
          <table:table-cell office:value-type="string">
            <text:p>realbook1eb.pdf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MOOD INDIGO <text:s text:c="17"/></text:p>
          </table:table-cell>
          <table:table-cell office:value-type="string">
            <text:p>realbook1eb.pdf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MOONCHILD <text:s text:c="19"/></text:p>
          </table:table-cell>
          <table:table-cell office:value-type="string">
            <text:p>realbook1eb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 MORE I SEE YOU <text:s text:c="10"/></text:p>
          </table:table-cell>
          <table:table-cell office:value-type="string">
            <text:p>realbook1eb.pdf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Y FAVORITE THINGS <text:s text:c="10"/></text:p>
          </table:table-cell>
          <table:table-cell office:value-type="string">
            <text:p>realbook1eb.pdf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MY FOOLISH HEART <text:s text:c="12"/></text:p>
          </table:table-cell>
          <table:table-cell office:value-type="string">
            <text:p>realbook1eb.pdf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MY FUNNY VALENTINE <text:s text:c="10"/></text:p>
          </table:table-cell>
          <table:table-cell office:value-type="string">
            <text:p>realbook1eb.pdf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MY LITTLE BOAT <text:s text:c="14"/></text:p>
          </table:table-cell>
          <table:table-cell office:value-type="string">
            <text:p>realbook1eb.pdf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MY LITTLE SUEDE SHOES <text:s text:c="7"/></text:p>
          </table:table-cell>
          <table:table-cell office:value-type="string">
            <text:p>realbook1eb.pdf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MY ONE AND ONLY LOVE <text:s text:c="8"/></text:p>
          </table:table-cell>
          <table:table-cell office:value-type="string">
            <text:p>realbook1eb.pdf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MY ROMANCE <text:s text:c="18"/></text:p>
          </table:table-cell>
          <table:table-cell office:value-type="string">
            <text:p>realbook1eb.pdf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MY SHIP <text:s text:c="21"/></text:p>
          </table:table-cell>
          <table:table-cell office:value-type="string">
            <text:p>realbook1eb.pdf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NAIMA <text:s text:c="23"/></text:p>
          </table:table-cell>
          <table:table-cell office:value-type="string">
            <text:p>realbook1eb.pdf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NARDIS <text:s text:c="22"/></text:p>
          </table:table-cell>
          <table:table-cell office:value-type="string">
            <text:p>realbook1eb.pdf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NERFERTITI <text:s text:c="18"/></text:p>
          </table:table-cell>
          <table:table-cell office:value-type="string">
            <text:p>realbook1eb.pdf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NEVER WILL I MARRY <text:s text:c="10"/></text:p>
          </table:table-cell>
          <table:table-cell office:value-type="string">
            <text:p>realbook1eb.pdf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NICA'S DREAM <text:s text:c="16"/></text:p>
          </table:table-cell>
          <table:table-cell office:value-type="string">
            <text:p>realbook1eb.pdf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NIGHT &amp; DAY <text:s text:c="17"/></text:p>
          </table:table-cell>
          <table:table-cell office:value-type="string">
            <text:p>realbook1eb.pdf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NIGHT DREAMER <text:s text:c="15"/></text:p>
          </table:table-cell>
          <table:table-cell office:value-type="string">
            <text:p>realbook1eb.pdf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THE NIGHT HAS A THOUSAND EYES</text:p>
          </table:table-cell>
          <table:table-cell office:value-type="string">
            <text:p>realbook1eb.pdf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NOSTALGIA IN TIMES SQUARE <text:s text:c="3"/></text:p>
          </table:table-cell>
          <table:table-cell office:value-type="string">
            <text:p>realbook1eb.pdf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OLEO <text:s text:c="24"/></text:p>
          </table:table-cell>
          <table:table-cell office:value-type="string">
            <text:p>realbook1eb.pdf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ONCE I LOVED <text:s text:c="16"/></text:p>
          </table:table-cell>
          <table:table-cell office:value-type="string">
            <text:p>realbook1eb.pdf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ONE FINGER SNAP <text:s text:c="13"/></text:p>
          </table:table-cell>
          <table:table-cell office:value-type="string">
            <text:p>realbook1eb.pdf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ONE NOTE SAMBA <text:s text:c="14"/></text:p>
          </table:table-cell>
          <table:table-cell office:value-type="string">
            <text:p>realbook1eb.pdf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OPEN YOUR EYES, YOU CAN FLY <text:s/></text:p>
          </table:table-cell>
          <table:table-cell office:value-type="string">
            <text:p>realbook1eb.pdf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ORBITS <text:s text:c="22"/></text:p>
          </table:table-cell>
          <table:table-cell office:value-type="string">
            <text:p>realbook1eb.pdf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ORNITHOLOGY <text:s text:c="17"/></text:p>
          </table:table-cell>
          <table:table-cell office:value-type="string">
            <text:p>realbook1eb.pdf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OUT OF NOWHERE <text:s text:c="14"/></text:p>
          </table:table-cell>
          <table:table-cell office:value-type="string">
            <text:p>realbook1eb.pdf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PASSION DANCE <text:s text:c="15"/></text:p>
          </table:table-cell>
          <table:table-cell office:value-type="string">
            <text:p>realbook1eb.pdf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PEACE <text:s text:c="23"/></text:p>
          </table:table-cell>
          <table:table-cell office:value-type="string">
            <text:p>realbook1eb.pdf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PEARDIE'S SWINE <text:s text:c="13"/></text:p>
          </table:table-cell>
          <table:table-cell office:value-type="string">
            <text:p>realbook1eb.pdf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PEE-WEE <text:s text:c="21"/></text:p>
          </table:table-cell>
          <table:table-cell office:value-type="string">
            <text:p>realbook1eb.pdf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PENSATIVA <text:s text:c="19"/></text:p>
          </table:table-cell>
          <table:table-cell office:value-type="string">
            <text:p>realbook1eb.pdf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PENT-UP HOST <text:s text:c="15"/></text:p>
          </table:table-cell>
          <table:table-cell office:value-type="string">
            <text:p>realbook1eb.pdf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PERI'S SCOPE <text:s text:c="16"/></text:p>
          </table:table-cell>
          <table:table-cell office:value-type="string">
            <text:p>realbook1eb.pdf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PFRANCING (NO BLUES) <text:s text:c="8"/></text:p>
          </table:table-cell>
          <table:table-cell office:value-type="string">
            <text:p>realbook1eb.pdf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PINOCCHIO <text:s text:c="19"/></text:p>
          </table:table-cell>
          <table:table-cell office:value-type="string">
            <text:p>realbook1eb.pdf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PITHYCANTHROPUS ERECTUS <text:s text:c="5"/></text:p>
          </table:table-cell>
          <table:table-cell office:value-type="string">
            <text:p>realbook1eb.pdf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PLAYED TWICE <text:s text:c="16"/></text:p>
          </table:table-cell>
          <table:table-cell office:value-type="string">
            <text:p>realbook1eb.pdf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PORTSMOUTH FIGURATION <text:s text:c="7"/></text:p>
          </table:table-cell>
          <table:table-cell office:value-type="string">
            <text:p>realbook1eb.pdf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THE PREACHER' <text:s text:c="15"/></text:p>
          </table:table-cell>
          <table:table-cell office:value-type="string">
            <text:p>realbook1eb.pdf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PRELUDE TO A KISS <text:s text:c="11"/></text:p>
          </table:table-cell>
          <table:table-cell office:value-type="string">
            <text:p>realbook1eb.pdf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PRINCE OF DARKNESS <text:s text:c="10"/></text:p>
          </table:table-cell>
          <table:table-cell office:value-type="string">
            <text:p>realbook1eb.pdf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PUSSY CAT DUES <text:s text:c="9"/></text:p>
          </table:table-cell>
          <table:table-cell office:value-type="string">
            <text:p>realbook1eb.pdf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QUITE NOW <text:s text:c="25"/></text:p>
          </table:table-cell>
          <table:table-cell office:value-type="string">
            <text:p>realbook1eb.pdf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THE RAVEN <text:s text:c="25"/></text:p>
          </table:table-cell>
          <table:table-cell office:value-type="string">
            <text:p>realbook1eb.pdf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THE REAL GUITARIST <text:s text:c="16"/></text:p>
          </table:table-cell>
          <table:table-cell office:value-type="string">
            <text:p>realbook1eb.pdf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RECORDAME <text:s text:c="25"/></text:p>
          </table:table-cell>
          <table:table-cell office:value-type="string">
            <text:p>realbook1eb.pdf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RED CLAY <text:s text:c="26"/></text:p>
          </table:table-cell>
          <table:table-cell office:value-type="string">
            <text:p>realbook1eb.pdf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REINCARNATION OF A LOVEBIRD <text:s text:c="7"/></text:p>
          </table:table-cell>
          <table:table-cell office:value-type="string">
            <text:p>realbook1eb.pdf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RESOLUTION <text:s text:c="24"/></text:p>
          </table:table-cell>
          <table:table-cell office:value-type="string">
            <text:p>realbook1eb.pdf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'ROUND MIDNIGHT <text:s text:c="19"/></text:p>
          </table:table-cell>
          <table:table-cell office:value-type="string">
            <text:p>realbook1eb.pdf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SAGA OF HARRISON CRABFEATHERS <text:s text:c="5"/></text:p>
          </table:table-cell>
          <table:table-cell office:value-type="string">
            <text:p>realbook1eb.pdf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SAME SHAME <text:s text:c="24"/></text:p>
          </table:table-cell>
          <table:table-cell office:value-type="string">
            <text:p>realbook1eb.pdf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ST. THOMAS <text:s text:c="24"/></text:p>
          </table:table-cell>
          <table:table-cell office:value-type="string">
            <text:p>realbook1eb.pdf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SATIN DOLL <text:s text:c="24"/></text:p>
          </table:table-cell>
          <table:table-cell office:value-type="string">
            <text:p>realbook1eb.pdf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COTCH 'N' SODA <text:s text:c="19"/></text:p>
          </table:table-cell>
          <table:table-cell office:value-type="string">
            <text:p>realbook1eb.pdf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SCRAPPLE FROM THE APPLE <text:s text:c="11"/></text:p>
          </table:table-cell>
          <table:table-cell office:value-type="string">
            <text:p>realbook1eb.pdf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SEA JOURNEY <text:s text:c="23"/></text:p>
          </table:table-cell>
          <table:table-cell office:value-type="string">
            <text:p>realbook1eb.pdf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SELF PORTRAIT IN 3 COLORS <text:s text:c="9"/></text:p>
          </table:table-cell>
          <table:table-cell office:value-type="string">
            <text:p>realbook1eb.pdf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SEMBLENCE <text:s text:c="25"/></text:p>
          </table:table-cell>
          <table:table-cell office:value-type="string">
            <text:p>realbook1eb.pdf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SERENADE TO A CUCKOO <text:s text:c="14"/></text:p>
          </table:table-cell>
          <table:table-cell office:value-type="string">
            <text:p>realbook1eb.pdf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SEVEN COME ELEVEN <text:s text:c="17"/></text:p>
          </table:table-cell>
          <table:table-cell office:value-type="string">
            <text:p>realbook1eb.pdf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SEVEN STEPS TO HEAVEN <text:s text:c="13"/></text:p>
          </table:table-cell>
          <table:table-cell office:value-type="string">
            <text:p>realbook1eb.pdf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SHADES OF LIGHT <text:s text:c="19"/></text:p>
          </table:table-cell>
          <table:table-cell office:value-type="string">
            <text:p>realbook1eb.pdf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HE SHADOW OF YOUR SMILE <text:s text:c="10"/></text:p>
          </table:table-cell>
          <table:table-cell office:value-type="string">
            <text:p>realbook1eb.pdf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SIDEWINDER <text:s text:c="24"/></text:p>
          </table:table-cell>
          <table:table-cell office:value-type="string">
            <text:p>realbook1eb.pdf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SING ME SOFTLY OF THE BLUES <text:s text:c="7"/></text:p>
          </table:table-cell>
          <table:table-cell office:value-type="string">
            <text:p>realbook1eb.pdf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SKATING IN CENTRAL PARK <text:s text:c="11"/></text:p>
          </table:table-cell>
          <table:table-cell office:value-type="string">
            <text:p>realbook1eb.pdf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SLOWLY GONE, BYGONE <text:s text:c="15"/></text:p>
          </table:table-cell>
          <table:table-cell office:value-type="string">
            <text:p>realbook1eb.pdf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SOLAR <text:s text:c="29"/></text:p>
          </table:table-cell>
          <table:table-cell office:value-type="string">
            <text:p>realbook1eb.pdf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SOLITUDE <text:s text:c="26"/></text:p>
          </table:table-cell>
          <table:table-cell office:value-type="string">
            <text:p>realbook1eb.pdf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OMEDAY MY PRINCE WILL COME <text:s text:c="7"/></text:p>
          </table:table-cell>
          <table:table-cell office:value-type="string">
            <text:p>realbook1eb.pdf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SOME OTHER TIME <text:s text:c="19"/></text:p>
          </table:table-cell>
          <table:table-cell office:value-type="string">
            <text:p>realbook1eb.pdf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SOMETIME AGO <text:s text:c="22"/></text:p>
          </table:table-cell>
          <table:table-cell office:value-type="string">
            <text:p>realbook1eb.pdf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SONG <text:s text:c="30"/></text:p>
          </table:table-cell>
          <table:table-cell office:value-type="string">
            <text:p>realbook1eb.pdf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SONG FOR MY FATHER <text:s text:c="16"/></text:p>
          </table:table-cell>
          <table:table-cell office:value-type="string">
            <text:p>realbook1eb.pdf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THE SONG IS YOU <text:s text:c="19"/></text:p>
          </table:table-cell>
          <table:table-cell office:value-type="string">
            <text:p>realbook1eb.pdf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SON OF MR. GREEN GENES <text:s text:c="12"/></text:p>
          </table:table-cell>
          <table:table-cell office:value-type="string">
            <text:p>realbook1eb.pdf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SOPHISTICATED LADY <text:s text:c="16"/></text:p>
          </table:table-cell>
          <table:table-cell office:value-type="string">
            <text:p>realbook1eb.pdf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THE SORCERER <text:s text:c="22"/></text:p>
          </table:table-cell>
          <table:table-cell office:value-type="string">
            <text:p>realbook1eb.pdf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SO WHAT <text:s text:c="27"/></text:p>
          </table:table-cell>
          <table:table-cell office:value-type="string">
            <text:p>realbook1eb.pdf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SPEAK NO EVIL <text:s text:c="21"/></text:p>
          </table:table-cell>
          <table:table-cell office:value-type="string">
            <text:p>realbook1eb.pdf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SPIRAL DANCE <text:s text:c="22"/></text:p>
          </table:table-cell>
          <table:table-cell office:value-type="string">
            <text:p>realbook1eb.pdf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SPRING IS HERE <text:s text:c="20"/></text:p>
          </table:table-cell>
          <table:table-cell office:value-type="string">
            <text:p>realbook1eb.pdf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TAR-CROSSED LOVERS <text:s text:c="15"/></text:p>
          </table:table-cell>
          <table:table-cell office:value-type="string">
            <text:p>realbook1eb.pdf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STELLA BY STARLIGHT <text:s text:c="15"/></text:p>
          </table:table-cell>
          <table:table-cell office:value-type="string">
            <text:p>realbook1eb.pdf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STEPS <text:s text:c="29"/></text:p>
          </table:table-cell>
          <table:table-cell office:value-type="string">
            <text:p>realbook1eb.pdf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STOLEN MOMENTS <text:s text:c="20"/></text:p>
          </table:table-cell>
          <table:table-cell office:value-type="string">
            <text:p>realbook1eb.pdf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STOMPIN' AT THE SAVOY <text:s text:c="13"/></text:p>
          </table:table-cell>
          <table:table-cell office:value-type="string">
            <text:p>realbook1eb.pdf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STRAIGHT, NO CHASER <text:s text:c="15"/></text:p>
          </table:table-cell>
          <table:table-cell office:value-type="string">
            <text:p>realbook1eb.pdf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STUFF <text:s text:c="29"/></text:p>
          </table:table-cell>
          <table:table-cell office:value-type="string">
            <text:p>realbook1eb.pdf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SUGAR <text:s text:c="29"/></text:p>
          </table:table-cell>
          <table:table-cell office:value-type="string">
            <text:p>realbook1eb.pdf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UMMER SAMBA <text:s text:c="18"/></text:p>
          </table:table-cell>
          <table:table-cell office:value-type="string">
            <text:p>realbook1eb.pdf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SWEDISH PASTRY <text:s text:c="16"/></text:p>
          </table:table-cell>
          <table:table-cell office:value-type="string">
            <text:p>realbook1eb.pdf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SWEEPING UP <text:s text:c="19"/></text:p>
          </table:table-cell>
          <table:table-cell office:value-type="string">
            <text:p>realbook1eb.pdf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SWEET GEORGIA BRIGHT <text:s text:c="10"/></text:p>
          </table:table-cell>
          <table:table-cell office:value-type="string">
            <text:p>realbook1eb.pdf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SWEET GEORGIA BROWN <text:s text:c="11"/></text:p>
          </table:table-cell>
          <table:table-cell office:value-type="string">
            <text:p>realbook1eb.pdf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SWEET HENRY <text:s text:c="19"/></text:p>
          </table:table-cell>
          <table:table-cell office:value-type="string">
            <text:p>realbook1eb.pdf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SWEET RAIN <text:s text:c="20"/></text:p>
          </table:table-cell>
          <table:table-cell office:value-type="string">
            <text:p>realbook1eb.pdf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TAKE FIVE <text:s text:c="21"/></text:p>
          </table:table-cell>
          <table:table-cell office:value-type="string">
            <text:p>realbook1eb.pdf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TAKE THE "A" TRAIN <text:s text:c="12"/></text:p>
          </table:table-cell>
          <table:table-cell office:value-type="string">
            <text:p>realbook1eb.pdf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TAME THY PEN <text:s text:c="18"/></text:p>
          </table:table-cell>
          <table:table-cell office:value-type="string">
            <text:p>realbook1eb.pdf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TELL ME A BEDTIME STORY <text:s text:c="7"/></text:p>
          </table:table-cell>
          <table:table-cell office:value-type="string">
            <text:p>realbook1eb.pdf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TENOR MADNESS <text:s text:c="17"/></text:p>
          </table:table-cell>
          <table:table-cell office:value-type="string">
            <text:p>realbook1eb.pdf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THERE IS NO GREATER LOVE <text:s text:c="6"/></text:p>
          </table:table-cell>
          <table:table-cell office:value-type="string">
            <text:p>realbook1eb.pdf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THERE WILL NEVER BE ANOTHER YOU</text:p>
          </table:table-cell>
          <table:table-cell office:value-type="string">
            <text:p>realbook1eb.pdf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THEY CAN'T TAKE THAT AWAY FROM ME</text:p>
          </table:table-cell>
          <table:table-cell office:value-type="string">
            <text:p>realbook1eb.pdf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THINK ON ME <text:s text:c="19"/></text:p>
          </table:table-cell>
          <table:table-cell office:value-type="string">
            <text:p>realbook1eb.pdf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THREE FLOWERS <text:s text:c="17"/></text:p>
          </table:table-cell>
          <table:table-cell office:value-type="string">
            <text:p>realbook1eb.pdf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TIME REMEMBERED <text:s text:c="15"/></text:p>
          </table:table-cell>
          <table:table-cell office:value-type="string">
            <text:p>realbook1eb.pdf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TONES FOR JONES BONES <text:s text:c="9"/></text:p>
          </table:table-cell>
          <table:table-cell office:value-type="string">
            <text:p>realbook1eb.pdf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TOUGH TALK <text:s text:c="20"/></text:p>
          </table:table-cell>
          <table:table-cell office:value-type="string">
            <text:p>realbook1eb.pdf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TRAIN SAMBA <text:s text:c="19"/></text:p>
          </table:table-cell>
          <table:table-cell office:value-type="string">
            <text:p>realbook1eb.pdf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TRANCE <text:s text:c="24"/></text:p>
          </table:table-cell>
          <table:table-cell office:value-type="string">
            <text:p>realbook1eb.pdf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TRISTE <text:s text:c="24"/></text:p>
          </table:table-cell>
          <table:table-cell office:value-type="string">
            <text:p>realbook1eb.pdf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TUNE-UP <text:s text:c="23"/></text:p>
          </table:table-cell>
          <table:table-cell office:value-type="string">
            <text:p>realbook1eb.pdf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TURN OUT THE STARS <text:s text:c="12"/></text:p>
          </table:table-cell>
          <table:table-cell office:value-type="string">
            <text:p>realbook1eb.pdf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UP JUMPED SPRING <text:s text:c="14"/></text:p>
          </table:table-cell>
          <table:table-cell office:value-type="string">
            <text:p>realbook1eb.pdf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UPPER MANHATTEN MEDICAL GROUP <text:s/></text:p>
          </table:table-cell>
          <table:table-cell office:value-type="string">
            <text:p>realbook1eb.pdf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VASHKAR <text:s text:c="23"/></text:p>
          </table:table-cell>
          <table:table-cell office:value-type="string">
            <text:p>realbook1eb.pdf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<text:s/>VERY EARLY <text:s text:c="19"/></text:p>
          </table:table-cell>
          <table:table-cell office:value-type="string">
            <text:p>realbook1eb.pdf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<text:s/>VIRGO <text:s text:c="24"/></text:p>
          </table:table-cell>
          <table:table-cell office:value-type="string">
            <text:p>realbook1eb.pdf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<text:s/>WAIT TIL YOU SEE HER <text:s text:c="9"/></text:p>
          </table:table-cell>
          <table:table-cell office:value-type="string">
            <text:p>realbook1eb.pdf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<text:s/>WALKIN' <text:s text:c="22"/></text:p>
          </table:table-cell>
          <table:table-cell office:value-type="string">
            <text:p>realbook1eb.pdf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<text:s/>WALTER D. <text:s text:c="20"/></text:p>
          </table:table-cell>
          <table:table-cell office:value-type="string">
            <text:p>realbook1eb.pdf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<text:s/>WALTZ <text:s text:c="24"/></text:p>
          </table:table-cell>
          <table:table-cell office:value-type="string">
            <text:p>realbook1eb.pdf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<text:s/>WALTZ FOR A LOVELY WIFE <text:s text:c="6"/></text:p>
          </table:table-cell>
          <table:table-cell office:value-type="string">
            <text:p>realbook1eb.pdf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<text:s/>WALTZ FOR DEBBY <text:s text:c="14"/></text:p>
          </table:table-cell>
          <table:table-cell office:value-type="string">
            <text:p>realbook1eb.pdf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<text:s/>WALTZ IN' <text:s text:c="20"/></text:p>
          </table:table-cell>
          <table:table-cell office:value-type="string">
            <text:p>realbook1eb.pdf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<text:s/>WATERMELON MAN <text:s text:c="15"/></text:p>
          </table:table-cell>
          <table:table-cell office:value-type="string">
            <text:p>realbook1eb.pdf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<text:s/>WAVE <text:s text:c="25"/></text:p>
          </table:table-cell>
          <table:table-cell office:value-type="string">
            <text:p>realbook1eb.pdf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<text:s/>WE'LL BE TOGETHER AGAIN <text:s text:c="6"/></text:p>
          </table:table-cell>
          <table:table-cell office:value-type="string">
            <text:p>realbook1eb.pdf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WELL YOU NEEDN'T <text:s text:c="10"/></text:p>
          </table:table-cell>
          <table:table-cell office:value-type="string">
            <text:p>realbook1eb.pdf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WEST COAST BLUES <text:s text:c="10"/></text:p>
          </table:table-cell>
          <table:table-cell office:value-type="string">
            <text:p>realbook1eb.pdf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WHAT AM I HERE FOR <text:s text:c="8"/></text:p>
          </table:table-cell>
          <table:table-cell office:value-type="string">
            <text:p>realbook1eb.pdf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WHAT ARE YOU DOING THE REST OF YOUR LIFE</text:p>
          </table:table-cell>
          <table:table-cell office:value-type="string">
            <text:p>realbook1eb.pdf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WHAT IS THIS THING CALLED LOVE?</text:p>
          </table:table-cell>
          <table:table-cell office:value-type="string">
            <text:p>realbook1eb.pdf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WHEN I FALL IN LOVE <text:s text:c="7"/></text:p>
          </table:table-cell>
          <table:table-cell office:value-type="string">
            <text:p>realbook1eb.pdf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WHEN SUNNY GETS BLUE <text:s text:c="6"/></text:p>
          </table:table-cell>
          <table:table-cell office:value-type="string">
            <text:p>realbook1eb.pdf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WHERE ARE YOU <text:s text:c="13"/></text:p>
          </table:table-cell>
          <table:table-cell office:value-type="string">
            <text:p>realbook1eb.pdf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WILD FLOWER <text:s text:c="15"/></text:p>
          </table:table-cell>
          <table:table-cell office:value-type="string">
            <text:p>realbook1eb.pdf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WINDOWS <text:s text:c="19"/></text:p>
          </table:table-cell>
          <table:table-cell office:value-type="string">
            <text:p>realbook1eb.pdf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WOODY 'N' YOU <text:s text:c="13"/></text:p>
          </table:table-cell>
          <table:table-cell office:value-type="string">
            <text:p>realbook1eb.pdf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string">
            <text:p>YES OR NO <text:s text:c="17"/></text:p>
          </table:table-cell>
          <table:table-cell office:value-type="string">
            <text:p>realbook1eb.pdf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YESTERDAY <text:s text:c="17"/></text:p>
          </table:table-cell>
          <table:table-cell office:value-type="string">
            <text:p>realbook1eb.pdf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YESTERDAYS <text:s text:c="16"/></text:p>
          </table:table-cell>
          <table:table-cell office:value-type="string">
            <text:p>realbook1eb.pdf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YOU ARE THE SUNSHINE OF MY LIFE</text:p>
          </table:table-cell>
          <table:table-cell office:value-type="string">
            <text:p>realbook1eb.pdf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YOU ARE TOO BEAUTIFUL <text:s text:c="5"/></text:p>
          </table:table-cell>
          <table:table-cell office:value-type="string">
            <text:p>realbook1eb.pdf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YOU DON'T KNOW WHAT LOVE IS</text:p>
          </table:table-cell>
          <table:table-cell office:value-type="string">
            <text:p>realbook1eb.pdf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string">
            <text:p>YOU TOOK ADVANTAGE OF ME <text:s text:c="2"/></text:p>
          </table:table-cell>
          <table:table-cell office:value-type="string">
            <text:p>realbook1eb.pdf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string">
            <text:p>LIZ.. THE THING:-.) YOU ARE</text:p>
          </table:table-cell>
          <table:table-cell office:value-type="string">
            <text:p>realbook1eb.pdf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BILLIEIS BOUNCE <text:s text:c="11"/></text:p>
          </table:table-cell>
          <table:table-cell office:value-type="string">
            <text:p>realbook1eb.pdf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BLUE MOON <text:s text:c="17"/></text:p>
          </table:table-cell>
          <table:table-cell office:value-type="string">
            <text:p>realbook1eb.pdf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string">
            <text:p>BLUES IN THE CLOSET <text:s text:c="7"/></text:p>
          </table:table-cell>
          <table:table-cell office:value-type="string">
            <text:p>realbook1eb.pdf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CANTALOUPE ISLAND <text:s text:c="9"/></text:p>
          </table:table-cell>
          <table:table-cell office:value-type="string">
            <text:p>realbook1eb.pdf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string">
            <text:p>EMBRACEABLE YOU <text:s text:c="11"/></text:p>
          </table:table-cell>
          <table:table-cell office:value-type="string">
            <text:p>realbook1eb.pdf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string">
            <text:p>FOOTPRINTS <text:s text:c="16"/></text:p>
          </table:table-cell>
          <table:table-cell office:value-type="string">
            <text:p>realbook1eb.pdf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GREEN DOLPHIN STREET, ON</text:p>
          </table:table-cell>
          <table:table-cell office:value-type="string">
            <text:p>realbook1eb.pdf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I GOT RHYTHM <text:s text:c="14"/></text:p>
          </table:table-cell>
          <table:table-cell office:value-type="string">
            <text:p>realbook1eb.pdf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LOVER MAN <text:s text:c="17"/></text:p>
          </table:table-cell>
          <table:table-cell office:value-type="string">
            <text:p>realbook1eb.pdf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NIGHT OF THE FOX, THE <text:s text:c="5"/></text:p>
          </table:table-cell>
          <table:table-cell office:value-type="string">
            <text:p>realbook1eb.pdf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NOW'S THE TIME <text:s text:c="12"/></text:p>
          </table:table-cell>
          <table:table-cell office:value-type="string">
            <text:p>realbook1eb.pdf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SKYLARK <text:s text:c="19"/></text:p>
          </table:table-cell>
          <table:table-cell office:value-type="string">
            <text:p>realbook1eb.pdf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STAR EYES <text:s text:c="17"/></text:p>
          </table:table-cell>
          <table:table-cell office:value-type="string">
            <text:p>realbook1eb.pdf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THEME, THE <text:s text:c="16"/></text:p>
          </table:table-cell>
          <table:table-cell office:value-type="string">
            <text:p>realbook1eb.pdf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VALSE <text:s text:c="20"/></text:p>
          </table:table-cell>
          <table:table-cell office:value-type="string">
            <text:p>realbook1eb.pdf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WILLOW /WEEP FOR ME <text:s text:c="7"/></text:p>
          </table:table-cell>
          <table:table-cell office:value-type="string">
            <text:p>realbook1eb.pdf</text:p>
          </table:table-cell>
          <table:table-cell office:value-type="float" office:value="429">
            <text:p>429</text:p>
          </table:table-cell>
        </table:table-row>
        <table:table-row table:style-name="ro1" table:number-rows-repeated="10481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0:22:24</meta:creation-date>
    <dc:date>2014-02-17T11:45:30</dc:date>
    <meta:editing-duration>PT1H7M56S</meta:editing-duration>
    <meta:editing-cycles>18</meta:editing-cycles>
    <meta:generator>LibreOffice/4.0.1.2$MacOSX_x86 LibreOffice_project/84102822e3d61eb989ddd325abf1ac077904985</meta:generator>
    <meta:document-statistic meta:table-count="1" meta:cell-count="1218" meta:object-count="0"/>
  </office:meta>
</office:document-meta>
</file>